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0.3835in"/>
    </style:style>
    <style:style style:name="co6" style:family="table-column">
      <style:table-column-properties fo:break-before="auto" style:column-width="0.489in"/>
    </style:style>
    <style:style style:name="co7" style:family="table-column">
      <style:table-column-properties fo:break-before="auto" style:column-width="6.8535in"/>
    </style:style>
    <style:style style:name="co8" style:family="table-column">
      <style:table-column-properties fo:break-before="auto" style:column-width="0.5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siz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ead and Butter Pickles</text:p>
          </table:table-cell>
          <table:table-cell office:value-type="string">
            <text:p>PickleBreadButter8</text:p>
          </table:table-cell>
          <table:table-cell office:value-type="string">
            <text:p>images/pickle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2];&quot;, '&quot;;[.B2];&quot;', '&quot;;[.C2];&quot;', '&quot;;[.D2];&quot;', &quot;;[.E2];&quot;, &quot;;[.F2];&quot;),&quot;)" office:value-type="string" office:string-value="(1, 'Bread and Butter Pickles', 'PickleBreadButter8', 'images/pickle.png', 7, 8),">
            <text:p>(1, 'Bread and Butter Pickles', 'PickleBreadButter8', 'images/pickle.png', 7, 8),</text:p>
          </table:table-cell>
          <table:table-cell table:number-columns-repeated="3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our Pickles</text:p>
          </table:table-cell>
          <table:table-cell office:value-type="string">
            <text:p>PickleSour8</text:p>
          </table:table-cell>
          <table:table-cell office:value-type="string">
            <text:p>images/sour_pickle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3];&quot;, '&quot;;[.B3];&quot;', '&quot;;[.C3];&quot;', '&quot;;[.D3];&quot;', &quot;;[.E3];&quot;, &quot;;[.F3];&quot;),&quot;)" office:value-type="string" office:string-value="(2, 'Sour Pickles', 'PickleSour8', 'images/sour_pickle.png', 7, 8),">
            <text:p>(2, 'Sour Pickles', 'PickleSour8', 'images/sour_pickle.png', 7, 8),</text:p>
          </table:table-cell>
          <table:table-cell table:number-columns-repeated="3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Garlic Mustard Pickles</text:p>
          </table:table-cell>
          <table:table-cell office:value-type="string">
            <text:p>PickleGarlicMustard8</text:p>
          </table:table-cell>
          <table:table-cell office:value-type="string">
            <text:p>images/garlic_must_pickle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4];&quot;, '&quot;;[.B4];&quot;', '&quot;;[.C4];&quot;', '&quot;;[.D4];&quot;', &quot;;[.E4];&quot;, &quot;;[.F4];&quot;),&quot;)" office:value-type="string" office:string-value="(3, 'Garlic Mustard Pickles', 'PickleGarlicMustard8', 'images/garlic_must_pickle.png', 7, 8),">
            <text:p>(3, 'Garlic Mustard Pickles', 'PickleGarlicMustard8', 'images/garlic_must_pickle.png', 7, 8),</text:p>
          </table:table-cell>
          <table:table-cell table:number-columns-repeated="3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Salted Garlic Dill Pickles</text:p>
          </table:table-cell>
          <table:table-cell office:value-type="string">
            <text:p>PickleSaltedGarlicDill8</text:p>
          </table:table-cell>
          <table:table-cell office:value-type="string">
            <text:p>images/saltgarlic_dill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5];&quot;, '&quot;;[.B5];&quot;', '&quot;;[.C5];&quot;', '&quot;;[.D5];&quot;', &quot;;[.E5];&quot;, &quot;;[.F5];&quot;),&quot;)" office:value-type="string" office:string-value="(4, 'Salted Garlic Dill Pickles', 'PickleSaltedGarlicDill8', 'images/saltgarlic_dill.png', 7, 8),">
            <text:p>(4, 'Salted Garlic Dill Pickles', 'PickleSaltedGarlicDill8', 'images/saltgarlic_dill.png', 7, 8),</text:p>
          </table:table-cell>
          <table:table-cell table:number-columns-repeated="3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Zucchini Pickles</text:p>
          </table:table-cell>
          <table:table-cell office:value-type="string">
            <text:p>PickleZucchini8</text:p>
          </table:table-cell>
          <table:table-cell office:value-type="string">
            <text:p>images/zucchini_pickle_copy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6];&quot;, '&quot;;[.B6];&quot;', '&quot;;[.C6];&quot;', '&quot;;[.D6];&quot;', &quot;;[.E6];&quot;, &quot;;[.F6];&quot;),&quot;)" office:value-type="string" office:string-value="(5, 'Zucchini Pickles', 'PickleZucchini8', 'images/zucchini_pickle_copy.png', 7, 8),">
            <text:p>(5, 'Zucchini Pickles', 'PickleZucchini8', 'images/zucchini_pickle_copy.png', 7, 8),</text:p>
          </table:table-cell>
          <table:table-cell table:number-columns-repeated="3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Sassy Salsa</text:p>
          </table:table-cell>
          <table:table-cell office:value-type="string">
            <text:p>SalsaSassy8</text:p>
          </table:table-cell>
          <table:table-cell office:value-type="string">
            <text:p>images/sassy_salsa copy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7];&quot;, '&quot;;[.B7];&quot;', '&quot;;[.C7];&quot;', '&quot;;[.D7];&quot;', &quot;;[.E7];&quot;, &quot;;[.F7];&quot;),&quot;)" office:value-type="string" office:string-value="(6, 'Sassy Salsa', 'SalsaSassy8', 'images/sassy_salsa copy.png', 7, 8),">
            <text:p>(6, 'Sassy Salsa', 'SalsaSassy8', 'images/sassy_salsa copy.png', 7, 8),</text:p>
          </table:table-cell>
          <table:table-cell table:number-columns-repeated="3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Pickled Beets</text:p>
          </table:table-cell>
          <table:table-cell office:value-type="string">
            <text:p>PickleBeets8</text:p>
          </table:table-cell>
          <table:table-cell office:value-type="string">
            <text:p>images/beets_greens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8];&quot;, '&quot;;[.B8];&quot;', '&quot;;[.C8];&quot;', '&quot;;[.D8];&quot;', &quot;;[.E8];&quot;, &quot;;[.F8];&quot;),&quot;)" office:value-type="string" office:string-value="(7, 'Pickled Beets', 'PickleBeets8', 'images/beets_greens.png', 7, 8),">
            <text:p>(7, 'Pickled Beets', 'PickleBeets8', 'images/beets_greens.png', 7, 8),</text:p>
          </table:table-cell>
          <table:table-cell table:number-columns-repeated="3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Zucchini Relish</text:p>
          </table:table-cell>
          <table:table-cell office:value-type="string">
            <text:p>RelishZucchini8</text:p>
          </table:table-cell>
          <table:table-cell office:value-type="string">
            <text:p>images/zucchini8oz-relish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9];&quot;, '&quot;;[.B9];&quot;', '&quot;;[.C9];&quot;', '&quot;;[.D9];&quot;', &quot;;[.E9];&quot;, &quot;;[.F9];&quot;),&quot;)" office:value-type="string" office:string-value="(8, 'Zucchini Relish', 'RelishZucchini8', 'images/zucchini8oz-relish.png', 7, 8),">
            <text:p>(8, 'Zucchini Relish', 'RelishZucchini8', 'images/zucchini8oz-relish.png', 7, 8),</text:p>
          </table:table-cell>
          <table:table-cell table:number-columns-repeated="3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Ripe Cucumber Relish</text:p>
          </table:table-cell>
          <table:table-cell office:value-type="string">
            <text:p>RelishRipeCucumber8</text:p>
          </table:table-cell>
          <table:table-cell office:value-type="string">
            <text:p>images/cuke_relish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10];&quot;, '&quot;;[.B10];&quot;', '&quot;;[.C10];&quot;', '&quot;;[.D10];&quot;', &quot;;[.E10];&quot;, &quot;;[.F10];&quot;),&quot;)" office:value-type="string" office:string-value="(9, 'Ripe Cucumber Relish', 'RelishRipeCucumber8', 'images/cuke_relish.png', 7, 8),">
            <text:p>(9, 'Ripe Cucumber Relish', 'RelishRipeCucumber8', 'images/cuke_relish.png', 7, 8),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Applesauce</text:p>
          </table:table-cell>
          <table:table-cell office:value-type="string">
            <text:p>Applesause8</text:p>
          </table:table-cell>
          <table:table-cell office:value-type="string">
            <text:p>images/apple_sauce.png</text:p>
          </table:table-cell>
          <table:table-cell table:style-name="ce3" office:value-type="float" office:value="7">
            <text:p>7.00</text:p>
          </table:table-cell>
          <table:table-cell office:value-type="float" office:value="8">
            <text:p>8</text:p>
          </table:table-cell>
          <table:table-cell table:style-name="ce3"/>
          <table:table-cell table:formula="of:=CONCATENATE(&quot;(&quot;;[.A11];&quot;, '&quot;;[.B11];&quot;', '&quot;;[.C11];&quot;', '&quot;;[.D11];&quot;', &quot;;[.E11];&quot;, &quot;;[.F11];&quot;),&quot;)" office:value-type="string" office:string-value="(10, 'Applesauce', 'Applesause8', 'images/apple_sauce.png', 7, 8),">
            <text:p>(10, 'Applesauce', 'Applesause8', 'images/apple_sauce.png', 7, 8),</text:p>
          </table:table-cell>
          <table:table-cell table:number-columns-repeated="3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Wild Maine Blueberry Jam</text:p>
          </table:table-cell>
          <table:table-cell office:value-type="string">
            <text:p>JamWildMaineBlueberry1_5</text:p>
          </table:table-cell>
          <table:table-cell office:value-type="string">
            <text:p>images/blueberry.jpg</text:p>
          </table:table-cell>
          <table:table-cell table:style-name="ce3" office:value-type="float" office:value="3.5">
            <text:p>3.50</text:p>
          </table:table-cell>
          <table:table-cell office:value-type="float" office:value="1.5">
            <text:p>1.5</text:p>
          </table:table-cell>
          <table:table-cell table:style-name="Default"/>
          <table:table-cell table:formula="of:=CONCATENATE(&quot;(&quot;;[.A12];&quot;, '&quot;;[.B12];&quot;', '&quot;;[.C12];&quot;', '&quot;;[.D12];&quot;', &quot;;[.E12];&quot;, &quot;;[.F12];&quot;),&quot;)" office:value-type="string" office:string-value="(11, 'Wild Maine Blueberry Jam', 'JamWildMaineBlueberry1_5', 'images/blueberry.jpg', 3.5, 1.5),">
            <text:p>(11, 'Wild Maine Blueberry Jam', 'JamWildMaineBlueberry1_5', 'images/blueberry.jpg', 3.5, 1.5),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Farm Fresh Strawberry Jam</text:p>
          </table:table-cell>
          <table:table-cell office:value-type="string">
            <text:p>JamFarmFreshStrawberry1_5</text:p>
          </table:table-cell>
          <table:table-cell office:value-type="string">
            <text:p>images/strawberry_8oz.jpg</text:p>
          </table:table-cell>
          <table:table-cell table:style-name="ce3" office:value-type="float" office:value="3.5">
            <text:p>3.50</text:p>
          </table:table-cell>
          <table:table-cell office:value-type="float" office:value="1.5">
            <text:p>1.5</text:p>
          </table:table-cell>
          <table:table-cell table:style-name="Default"/>
          <table:table-cell table:formula="of:=CONCATENATE(&quot;(&quot;;[.A13];&quot;, '&quot;;[.B13];&quot;', '&quot;;[.C13];&quot;', '&quot;;[.D13];&quot;', &quot;;[.E13];&quot;, &quot;;[.F13];&quot;),&quot;)" office:value-type="string" office:string-value="(12, 'Farm Fresh Strawberry Jam', 'JamFarmFreshStrawberry1_5', 'images/strawberry_8oz.jpg', 3.5, 1.5),">
            <text:p>(12, 'Farm Fresh Strawberry Jam', 'JamFarmFreshStrawberry1_5', 'images/strawberry_8oz.jpg', 3.5, 1.5),</text:p>
          </table:table-cell>
          <table:table-cell table:number-columns-repeated="3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Wild Maine Raspberry Jam</text:p>
          </table:table-cell>
          <table:table-cell office:value-type="string">
            <text:p>JamWildMaineRaspberry1_5</text:p>
          </table:table-cell>
          <table:table-cell office:value-type="string">
            <text:p>images/raspberry.png</text:p>
          </table:table-cell>
          <table:table-cell table:style-name="ce3" office:value-type="float" office:value="3.5">
            <text:p>3.50</text:p>
          </table:table-cell>
          <table:table-cell office:value-type="float" office:value="1.5">
            <text:p>1.5</text:p>
          </table:table-cell>
          <table:table-cell table:style-name="Default"/>
          <table:table-cell table:formula="of:=CONCATENATE(&quot;(&quot;;[.A14];&quot;, '&quot;;[.B14];&quot;', '&quot;;[.C14];&quot;', '&quot;;[.D14];&quot;', &quot;;[.E14];&quot;, &quot;;[.F14];&quot;),&quot;)" office:value-type="string" office:string-value="(13, 'Wild Maine Raspberry Jam', 'JamWildMaineRaspberry1_5', 'images/raspberry.png', 3.5, 1.5),">
            <text:p>(13, 'Wild Maine Raspberry Jam', 'JamWildMaineRaspberry1_5', 'images/raspberry.png', 3.5, 1.5),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Heirloom Rhubarb Jam</text:p>
          </table:table-cell>
          <table:table-cell office:value-type="string">
            <text:p>JamHeirloomRhubarb1_5</text:p>
          </table:table-cell>
          <table:table-cell office:value-type="string">
            <text:p>images/rhubarb_8oz.jpg</text:p>
          </table:table-cell>
          <table:table-cell table:style-name="ce3" office:value-type="float" office:value="3.5">
            <text:p>3.50</text:p>
          </table:table-cell>
          <table:table-cell office:value-type="float" office:value="1.5">
            <text:p>1.5</text:p>
          </table:table-cell>
          <table:table-cell table:style-name="Default"/>
          <table:table-cell table:formula="of:=CONCATENATE(&quot;(&quot;;[.A15];&quot;, '&quot;;[.B15];&quot;', '&quot;;[.C15];&quot;', '&quot;;[.D15];&quot;', &quot;;[.E15];&quot;, &quot;;[.F15];&quot;),&quot;)" office:value-type="string" office:string-value="(14, 'Heirloom Rhubarb Jam', 'JamHeirloomRhubarb1_5', 'images/rhubarb_8oz.jpg', 3.5, 1.5),">
            <text:p>(14, 'Heirloom Rhubarb Jam', 'JamHeirloomRhubarb1_5', 'images/rhubarb_8oz.jpg', 3.5, 1.5),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Strawberry Rhubarb Jam</text:p>
          </table:table-cell>
          <table:table-cell office:value-type="string">
            <text:p>JamStrawberryRhubarb1_5</text:p>
          </table:table-cell>
          <table:table-cell office:value-type="string">
            <text:p>images/strawrhubard300.jpg</text:p>
          </table:table-cell>
          <table:table-cell table:style-name="ce3" office:value-type="float" office:value="3.5">
            <text:p>3.50</text:p>
          </table:table-cell>
          <table:table-cell office:value-type="float" office:value="1.5">
            <text:p>1.5</text:p>
          </table:table-cell>
          <table:table-cell table:style-name="Default"/>
          <table:table-cell table:formula="of:=CONCATENATE(&quot;(&quot;;[.A16];&quot;, '&quot;;[.B16];&quot;', '&quot;;[.C16];&quot;', '&quot;;[.D16];&quot;', &quot;;[.E16];&quot;, &quot;;[.F16];&quot;),&quot;)" office:value-type="string" office:string-value="(15, 'Strawberry Rhubarb Jam', 'JamStrawberryRhubarb1_5', 'images/strawrhubard300.jpg', 3.5, 1.5),">
            <text:p>(15, 'Strawberry Rhubarb Jam', 'JamStrawberryRhubarb1_5', 'images/strawrhubard300.jpg', 3.5, 1.5),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Wild Maine Blueberry Jam</text:p>
          </table:table-cell>
          <table:table-cell office:value-type="string">
            <text:p>JamWildMaineBlueberry4</text:p>
          </table:table-cell>
          <table:table-cell office:value-type="string">
            <text:p>images/blueberry.jpg</text:p>
          </table:table-cell>
          <table:table-cell table:style-name="ce3" office:value-type="float" office:value="5">
            <text:p>5.00</text:p>
          </table:table-cell>
          <table:table-cell office:value-type="float" office:value="4">
            <text:p>4</text:p>
          </table:table-cell>
          <table:table-cell table:style-name="Default"/>
          <table:table-cell table:formula="of:=CONCATENATE(&quot;(&quot;;[.A17];&quot;, '&quot;;[.B17];&quot;', '&quot;;[.C17];&quot;', '&quot;;[.D17];&quot;', &quot;;[.E17];&quot;, &quot;;[.F17];&quot;),&quot;)" office:value-type="string" office:string-value="(16, 'Wild Maine Blueberry Jam', 'JamWildMaineBlueberry4', 'images/blueberry.jpg', 5, 4),">
            <text:p>(16, 'Wild Maine Blueberry Jam', 'JamWildMaineBlueberry4', 'images/blueberry.jpg', 5, 4),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Farm Fresh Strawberry Jam</text:p>
          </table:table-cell>
          <table:table-cell office:value-type="string">
            <text:p>JamFarmFreshStrawberry4</text:p>
          </table:table-cell>
          <table:table-cell office:value-type="string">
            <text:p>images/strawberry_8oz.jpg</text:p>
          </table:table-cell>
          <table:table-cell table:style-name="ce3" office:value-type="float" office:value="5">
            <text:p>5.00</text:p>
          </table:table-cell>
          <table:table-cell office:value-type="float" office:value="4">
            <text:p>4</text:p>
          </table:table-cell>
          <table:table-cell table:style-name="Default"/>
          <table:table-cell table:formula="of:=CONCATENATE(&quot;(&quot;;[.A18];&quot;, '&quot;;[.B18];&quot;', '&quot;;[.C18];&quot;', '&quot;;[.D18];&quot;', &quot;;[.E18];&quot;, &quot;;[.F18];&quot;),&quot;)" office:value-type="string" office:string-value="(17, 'Farm Fresh Strawberry Jam', 'JamFarmFreshStrawberry4', 'images/strawberry_8oz.jpg', 5, 4),">
            <text:p>(17, 'Farm Fresh Strawberry Jam', 'JamFarmFreshStrawberry4', 'images/strawberry_8oz.jpg', 5, 4),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Wild Maine Raspberry Jam</text:p>
          </table:table-cell>
          <table:table-cell office:value-type="string">
            <text:p>JamWildMaineRaspberry4</text:p>
          </table:table-cell>
          <table:table-cell office:value-type="string">
            <text:p>images/raspberry.png</text:p>
          </table:table-cell>
          <table:table-cell table:style-name="ce3" office:value-type="float" office:value="5">
            <text:p>5.00</text:p>
          </table:table-cell>
          <table:table-cell office:value-type="float" office:value="4">
            <text:p>4</text:p>
          </table:table-cell>
          <table:table-cell table:style-name="Default"/>
          <table:table-cell table:formula="of:=CONCATENATE(&quot;(&quot;;[.A19];&quot;, '&quot;;[.B19];&quot;', '&quot;;[.C19];&quot;', '&quot;;[.D19];&quot;', &quot;;[.E19];&quot;, &quot;;[.F19];&quot;),&quot;)" office:value-type="string" office:string-value="(18, 'Wild Maine Raspberry Jam', 'JamWildMaineRaspberry4', 'images/raspberry.png', 5, 4),">
            <text:p>(18, 'Wild Maine Raspberry Jam', 'JamWildMaineRaspberry4', 'images/raspberry.png', 5, 4),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Heirloom Rhubarb Jam</text:p>
          </table:table-cell>
          <table:table-cell office:value-type="string">
            <text:p>JamHeirloomRhubarb4</text:p>
          </table:table-cell>
          <table:table-cell office:value-type="string">
            <text:p>images/rhubarb_8oz.jpg</text:p>
          </table:table-cell>
          <table:table-cell table:style-name="ce3" office:value-type="float" office:value="5">
            <text:p>5.00</text:p>
          </table:table-cell>
          <table:table-cell office:value-type="float" office:value="4">
            <text:p>4</text:p>
          </table:table-cell>
          <table:table-cell table:style-name="Default"/>
          <table:table-cell table:formula="of:=CONCATENATE(&quot;(&quot;;[.A20];&quot;, '&quot;;[.B20];&quot;', '&quot;;[.C20];&quot;', '&quot;;[.D20];&quot;', &quot;;[.E20];&quot;, &quot;;[.F20];&quot;),&quot;)" office:value-type="string" office:string-value="(19, 'Heirloom Rhubarb Jam', 'JamHeirloomRhubarb4', 'images/rhubarb_8oz.jpg', 5, 4),">
            <text:p>(19, 'Heirloom Rhubarb Jam', 'JamHeirloomRhubarb4', 'images/rhubarb_8oz.jpg', 5, 4),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Strawberry Rhubarb Jam</text:p>
          </table:table-cell>
          <table:table-cell office:value-type="string">
            <text:p>JamStrawberryRhubarb4</text:p>
          </table:table-cell>
          <table:table-cell office:value-type="string">
            <text:p>images/strawrhubard300.jpg</text:p>
          </table:table-cell>
          <table:table-cell table:style-name="ce3" office:value-type="float" office:value="5">
            <text:p>5.00</text:p>
          </table:table-cell>
          <table:table-cell office:value-type="float" office:value="4">
            <text:p>4</text:p>
          </table:table-cell>
          <table:table-cell table:style-name="Default"/>
          <table:table-cell table:formula="of:=CONCATENATE(&quot;(&quot;;[.A21];&quot;, '&quot;;[.B21];&quot;', '&quot;;[.C21];&quot;', '&quot;;[.D21];&quot;', &quot;;[.E21];&quot;, &quot;;[.F21];&quot;),&quot;)" office:value-type="string" office:string-value="(20, 'Strawberry Rhubarb Jam', 'JamStrawberryRhubarb4', 'images/strawrhubard300.jpg', 5, 4),">
            <text:p>(20, 'Strawberry Rhubarb Jam', 'JamStrawberryRhubarb4', 'images/strawrhubard300.jpg', 5, 4),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Wild Maine Blueberry Jam</text:p>
          </table:table-cell>
          <table:table-cell office:value-type="string">
            <text:p>JamWildMaineBlueberry8</text:p>
          </table:table-cell>
          <table:table-cell office:value-type="string">
            <text:p>images/blueberry.jpg</text:p>
          </table:table-cell>
          <table:table-cell table:style-name="ce3" office:value-type="float" office:value="8.75">
            <text:p>8.75</text:p>
          </table:table-cell>
          <table:table-cell office:value-type="float" office:value="8">
            <text:p>8</text:p>
          </table:table-cell>
          <table:table-cell table:style-name="Default"/>
          <table:table-cell table:formula="of:=CONCATENATE(&quot;(&quot;;[.A22];&quot;, '&quot;;[.B22];&quot;', '&quot;;[.C22];&quot;', '&quot;;[.D22];&quot;', &quot;;[.E22];&quot;, &quot;;[.F22];&quot;),&quot;)" office:value-type="string" office:string-value="(21, 'Wild Maine Blueberry Jam', 'JamWildMaineBlueberry8', 'images/blueberry.jpg', 8.75, 8),">
            <text:p>(21, 'Wild Maine Blueberry Jam', 'JamWildMaineBlueberry8', 'images/blueberry.jpg', 8.75, 8),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Farm Fresh Strawberry Jam</text:p>
          </table:table-cell>
          <table:table-cell office:value-type="string">
            <text:p>JamFarmFreshStrawberry8</text:p>
          </table:table-cell>
          <table:table-cell office:value-type="string">
            <text:p>images/strawberry_8oz.jpg</text:p>
          </table:table-cell>
          <table:table-cell table:style-name="ce3" office:value-type="float" office:value="8.75">
            <text:p>8.75</text:p>
          </table:table-cell>
          <table:table-cell office:value-type="float" office:value="8">
            <text:p>8</text:p>
          </table:table-cell>
          <table:table-cell table:style-name="Default"/>
          <table:table-cell table:formula="of:=CONCATENATE(&quot;(&quot;;[.A23];&quot;, '&quot;;[.B23];&quot;', '&quot;;[.C23];&quot;', '&quot;;[.D23];&quot;', &quot;;[.E23];&quot;, &quot;;[.F23];&quot;),&quot;)" office:value-type="string" office:string-value="(22, 'Farm Fresh Strawberry Jam', 'JamFarmFreshStrawberry8', 'images/strawberry_8oz.jpg', 8.75, 8),">
            <text:p>(22, 'Farm Fresh Strawberry Jam', 'JamFarmFreshStrawberry8', 'images/strawberry_8oz.jpg', 8.75, 8),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Wild Maine Raspberry Jam</text:p>
          </table:table-cell>
          <table:table-cell office:value-type="string">
            <text:p>JamWildMaineRaspberry8</text:p>
          </table:table-cell>
          <table:table-cell office:value-type="string">
            <text:p>images/raspberry.png</text:p>
          </table:table-cell>
          <table:table-cell table:style-name="ce3" office:value-type="float" office:value="8.75">
            <text:p>8.75</text:p>
          </table:table-cell>
          <table:table-cell office:value-type="float" office:value="8">
            <text:p>8</text:p>
          </table:table-cell>
          <table:table-cell table:style-name="Default"/>
          <table:table-cell table:formula="of:=CONCATENATE(&quot;(&quot;;[.A24];&quot;, '&quot;;[.B24];&quot;', '&quot;;[.C24];&quot;', '&quot;;[.D24];&quot;', &quot;;[.E24];&quot;, &quot;;[.F24];&quot;),&quot;)" office:value-type="string" office:string-value="(23, 'Wild Maine Raspberry Jam', 'JamWildMaineRaspberry8', 'images/raspberry.png', 8.75, 8),">
            <text:p>(23, 'Wild Maine Raspberry Jam', 'JamWildMaineRaspberry8', 'images/raspberry.png', 8.75, 8),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Heirloom Rhubarb Jam</text:p>
          </table:table-cell>
          <table:table-cell office:value-type="string">
            <text:p>JamHeirloomRhubarb8</text:p>
          </table:table-cell>
          <table:table-cell office:value-type="string">
            <text:p>images/rhubarb_8oz.jpg</text:p>
          </table:table-cell>
          <table:table-cell table:style-name="ce3" office:value-type="float" office:value="8.75">
            <text:p>8.75</text:p>
          </table:table-cell>
          <table:table-cell office:value-type="float" office:value="8">
            <text:p>8</text:p>
          </table:table-cell>
          <table:table-cell table:style-name="Default"/>
          <table:table-cell table:formula="of:=CONCATENATE(&quot;(&quot;;[.A25];&quot;, '&quot;;[.B25];&quot;', '&quot;;[.C25];&quot;', '&quot;;[.D25];&quot;', &quot;;[.E25];&quot;, &quot;;[.F25];&quot;),&quot;)" office:value-type="string" office:string-value="(24, 'Heirloom Rhubarb Jam', 'JamHeirloomRhubarb8', 'images/rhubarb_8oz.jpg', 8.75, 8),">
            <text:p>(24, 'Heirloom Rhubarb Jam', 'JamHeirloomRhubarb8', 'images/rhubarb_8oz.jpg', 8.75, 8),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Strawberry Rhubarb Jam</text:p>
          </table:table-cell>
          <table:table-cell office:value-type="string">
            <text:p>JamStrawberryRhubarb8</text:p>
          </table:table-cell>
          <table:table-cell office:value-type="string">
            <text:p>images/strawrhubard300.jpg</text:p>
          </table:table-cell>
          <table:table-cell table:style-name="ce3" office:value-type="float" office:value="8.75">
            <text:p>8.75</text:p>
          </table:table-cell>
          <table:table-cell office:value-type="float" office:value="8">
            <text:p>8</text:p>
          </table:table-cell>
          <table:table-cell table:style-name="Default"/>
          <table:table-cell table:formula="of:=CONCATENATE(&quot;(&quot;;[.A26];&quot;, '&quot;;[.B26];&quot;', '&quot;;[.C26];&quot;', '&quot;;[.D26];&quot;', &quot;;[.E26];&quot;, &quot;;[.F26];&quot;),&quot;)" office:value-type="string" office:string-value="(25, 'Strawberry Rhubarb Jam', 'JamStrawberryRhubarb8', 'images/strawrhubard300.jpg', 8.75, 8),">
            <text:p>(25, 'Strawberry Rhubarb Jam', 'JamStrawberryRhubarb8', 'images/strawrhubard300.jpg', 8.75, 8),</text:p>
          </table:table-cell>
          <table:table-cell table:number-columns-repeated="3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01/30/2021</text:date>, <text:time>11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1-01-30T11:47:47.42</dc:date>
    <dc:creator>Normand Bosse</dc:creator>
    <meta:editing-duration>PT34M11S</meta:editing-duration>
    <meta:editing-cycles>19</meta:editing-cycles>
    <meta:document-statistic meta:table-count="1" meta:cell-count="181" meta:object-count="0"/>
  </office:meta>
</office:document-meta>
</file>